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0.458cm" fo:min-width="0.20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0.75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25cm" fo:min-width="0.75cm"/>
    </style:style>
    <style:style style:name="gr7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8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9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font-name="Liberation Serif"/>
    </style:style>
    <style:style style:name="P5" style:family="paragraph">
      <loext:graphic-properties draw:fill="none" draw:fill-color="#ffffff"/>
      <style:text-properties style:font-name="Liberation Serif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cm" svg:height="1cm" svg:x="5.2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2" draw:layer="layout" svg:width="3.749cm" svg:height="4.499cm" draw:transform="rotate (1.5707963267949) translate (5.75cm 11cm)" svg:viewBox="0 0 3750 4500" draw:points="0,0 3750,0 3750,2000 3250,2000 3250,2750 3750,2750 3750,4500 0,4500">
          <text:p/>
        </draw:polygon>
        <draw:custom-shape draw:style-name="gr3" draw:text-style-name="P2" draw:layer="layout" svg:width="1cm" svg:height="0.75cm" svg:x="9.75cm" svg:y="8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9.75cm" svg:y1="8.75cm" svg:x2="10.75cm" svg:y2="8.75cm">
          <text:p/>
        </draw:line>
        <draw:line draw:style-name="gr2" draw:text-style-name="P2" draw:layer="layout" svg:x1="7.75cm" svg:y1="7.843cm" svg:x2="8.5cm" svg:y2="7.843cm">
          <text:p/>
        </draw:line>
        <draw:custom-shape draw:style-name="gr4" draw:text-style-name="P3" draw:layer="layout" svg:width="0.25cm" svg:height="0.25cm" svg:x="8.373cm" svg:y="7.3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0.25cm" svg:y1="7.25cm" svg:x2="11cm" svg:y2="7.25cm">
          <text:p/>
        </draw:line>
        <draw:custom-shape draw:style-name="gr5" draw:text-style-name="P3" draw:layer="layout" svg:width="1.25cm" svg:height="0.5cm" svg:x="11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5cm" svg:height="0.5cm" svg:x="12.75cm" svg:y="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25cm" svg:y1="7.25cm" svg:x2="12.75cm" svg:y2="7.25cm">
          <text:p/>
        </draw:line>
        <draw:line draw:style-name="gr2" draw:text-style-name="P2" draw:layer="layout" svg:x1="14cm" svg:y1="7.25cm" svg:x2="14.75cm" svg:y2="7.25cm">
          <text:p/>
        </draw:line>
        <draw:line draw:style-name="gr2" draw:text-style-name="P2" draw:layer="layout" svg:x1="14.75cm" svg:y1="9cm" svg:x2="14.75cm" svg:y2="7.25cm">
          <text:p/>
        </draw:line>
        <draw:line draw:style-name="gr2" draw:text-style-name="P2" draw:layer="layout" svg:x1="14cm" svg:y1="9cm" svg:x2="15.5cm" svg:y2="9cm">
          <text:p/>
        </draw:line>
        <draw:line draw:style-name="gr2" draw:text-style-name="P2" draw:layer="layout" svg:x1="14cm" svg:y1="9.25cm" svg:x2="15.5cm" svg:y2="9.25cm">
          <text:p/>
        </draw:line>
        <draw:line draw:style-name="gr2" draw:text-style-name="P2" draw:layer="layout" svg:x1="14.75cm" svg:y1="11cm" svg:x2="14.75cm" svg:y2="9.25cm">
          <text:p/>
        </draw:line>
        <draw:line draw:style-name="gr2" draw:text-style-name="P2" draw:layer="layout" svg:x1="10.25cm" svg:y1="11cm" svg:x2="14.75cm" svg:y2="11cm">
          <text:p/>
        </draw:line>
        <draw:line draw:style-name="gr2" draw:text-style-name="P2" draw:layer="layout" svg:x1="14.75cm" svg:y1="7.25cm" svg:x2="17cm" svg:y2="7.25cm">
          <text:p/>
        </draw:line>
        <draw:line draw:style-name="gr2" draw:text-style-name="P2" draw:layer="layout" svg:x1="17cm" svg:y1="8.5cm" svg:x2="17cm" svg:y2="7.25cm">
          <text:p/>
        </draw:line>
        <draw:line draw:style-name="gr2" draw:text-style-name="P2" draw:layer="layout" svg:x1="17cm" svg:y1="11cm" svg:x2="17cm" svg:y2="9.75cm">
          <text:p/>
        </draw:line>
        <draw:custom-shape draw:style-name="gr6" draw:text-style-name="P2" draw:layer="layout" svg:width="1.25cm" svg:height="0.5cm" draw:transform="rotate (1.5707963267949) translate (16.75cm 9.75cm)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75cm" svg:y1="11cm" svg:x2="17cm" svg:y2="11cm">
          <text:p/>
        </draw:line>
        <draw:line draw:style-name="gr7" draw:text-style-name="P2" draw:layer="layout" svg:x1="4.75cm" svg:y1="8.25cm" svg:x2="4.75cm" svg:y2="10cm">
          <text:p/>
        </draw:line>
        <draw:line draw:style-name="gr8" draw:text-style-name="P2" draw:layer="layout" svg:x1="9.5cm" svg:y1="10cm" svg:x2="9.5cm" svg:y2="8.25cm">
          <text:p/>
        </draw:line>
        <draw:line draw:style-name="gr9" draw:text-style-name="P2" draw:layer="layout" svg:x1="17.75cm" svg:y1="8cm" svg:x2="17.75cm" svg:y2="10.25cm">
          <text:p/>
        </draw:line>
        <draw:polygon draw:style-name="gr10" draw:text-style-name="P3" draw:layer="layout" svg:width="0.249cm" svg:height="0.499cm" svg:x="6.5cm" svg:y="7cm" svg:viewBox="0 0 250 500" draw:points="0,500 0,0 250,250">
          <text:p/>
        </draw:polygon>
        <draw:polygon draw:style-name="gr10" draw:text-style-name="P3" draw:layer="layout" svg:width="0.249cm" svg:height="0.499cm" svg:x="14.25cm" svg:y="7cm" svg:viewBox="0 0 250 500" draw:points="0,500 0,0 250,250">
          <text:p/>
        </draw:polygon>
        <draw:frame draw:style-name="gr11" draw:text-style-name="P3" draw:layer="layout" svg:width="0.506cm" svg:height="0.53cm" svg:x="4cm" svg:y="8.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3" draw:layer="layout" svg:width="0.573cm" svg:height="0.53cm" svg:x="18cm" svg:y="8.7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3" draw:layer="layout" svg:width="0.5cm" svg:height="0.47cm" svg:x="16.177cm" svg:y="8.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3" draw:layer="layout" svg:width="0.509cm" svg:height="0.47cm" svg:x="13.25cm" svg:y="8.9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1" draw:text-style-name="P3" draw:layer="layout" svg:width="0.554cm" svg:height="0.53cm" svg:x="13cm" svg:y="6.2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3" draw:layer="layout" svg:width="0.466cm" svg:height="0.47cm" svg:x="11.25cm" svg:y="6.2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1" draw:text-style-name="P3" draw:layer="layout" svg:width="0.581cm" svg:height="0.53cm" svg:x="8.75cm" svg:y="8.9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5" draw:layer="layout" svg:width="4.75cm" svg:height="1.25cm" svg:x="8.5cm" svg:y="11.25cm">
          <draw:text-box>
            <text:p text:style-name="P4"><text:span text:style-name="T1">Buck Convert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07T18:05:17.241570399</meta:creation-date>
    <dc:date>2021-01-09T19:08:07.348875393</dc:date>
    <meta:editing-duration>PT12M45S</meta:editing-duration>
    <meta:editing-cycles>3</meta:editing-cycles>
    <meta:generator>LibreOffice/7.0.2.2$Linux_X86_64 LibreOffice_project/3a01483fc371ab18cfca4bab0d636937da5eaf70</meta:generator>
    <meta:document-statistic meta:object-count="34"/>
  </office:meta>
</office:document-meta>
</file>

<file path=Object 1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2/content.xml><?xml version="1.0" encoding="utf-8"?>
<math xmlns="http://www.w3.org/1998/Math/MathML" display="block">
  <semantics>
    <msub>
      <mi>v</mi>
      <mi>o</mi>
    </msub>
    <annotation encoding="StarMath 5.0">v_o</annotation>
  </semantics>
</math>
</file>

<file path=Object 3/content.xml><?xml version="1.0" encoding="utf-8"?>
<math xmlns="http://www.w3.org/1998/Math/MathML" display="block">
  <semantics>
    <mi>R</mi>
    <annotation encoding="StarMath 5.0">R</annotation>
  </semantics>
</math>
</file>

<file path=Object 4/content.xml><?xml version="1.0" encoding="utf-8"?>
<math xmlns="http://www.w3.org/1998/Math/MathML" display="block">
  <semantics>
    <mi>C</mi>
    <annotation encoding="StarMath 5.0">C</annotation>
  </semantics>
</math>
</file>

<file path=Object 5/content.xml><?xml version="1.0" encoding="utf-8"?>
<math xmlns="http://www.w3.org/1998/Math/MathML" display="block">
  <semantics>
    <msub>
      <mi>r</mi>
      <mi>L</mi>
    </msub>
    <annotation encoding="StarMath 5.0">r_L</annotation>
  </semantics>
</math>
</file>

<file path=Object 6/content.xml><?xml version="1.0" encoding="utf-8"?>
<math xmlns="http://www.w3.org/1998/Math/MathML" display="block">
  <semantics>
    <mi>L</mi>
    <annotation encoding="StarMath 5.0">L</annotation>
  </semantics>
</math>
</file>

<file path=Object 7/content.xml><?xml version="1.0" encoding="utf-8"?>
<math xmlns="http://www.w3.org/1998/Math/MathML" display="block">
  <semantics>
    <msub>
      <mi>v</mi>
      <mi>d</mi>
    </msub>
    <annotation encoding="StarMath 5.0">v_d</annotation>
  </semantics>
</math>
</file>